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l" fo:country="PL" officeooo:rsid="0011f9df" officeooo:paragraph-rsid="0011f9df" style:font-size-asian="10.5pt"/>
    </style:style>
    <style:style style:name="P2" style:family="paragraph" style:parent-style-name="Standard">
      <style:paragraph-properties fo:text-align="start" style:justify-single-word="false"/>
      <style:text-properties fo:language="pl" fo:country="PL" officeooo:rsid="0011f9df" officeooo:paragraph-rsid="001583a2" style:font-size-asian="10.5pt"/>
    </style:style>
    <style:style style:name="P3" style:family="paragraph" style:parent-style-name="Standard">
      <style:text-properties fo:language="pl" fo:country="PL" officeooo:rsid="000f1d08" officeooo:paragraph-rsid="000f1d08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pl" fo:country="PL" officeooo:rsid="000f1d08" officeooo:paragraph-rsid="000f1d08" style:font-size-asian="10.5pt"/>
    </style:style>
    <style:style style:name="P5" style:family="paragraph" style:parent-style-name="Standard">
      <style:paragraph-properties fo:text-align="start" style:justify-single-word="false"/>
      <style:text-properties fo:language="pl" fo:country="PL" officeooo:rsid="000f1d08" officeooo:paragraph-rsid="000f1d08" style:font-size-asian="10.5pt"/>
    </style:style>
    <style:style style:name="P6" style:family="paragraph" style:parent-style-name="Standard">
      <style:text-properties fo:language="pl" fo:country="PL" officeooo:rsid="000f1d08" officeooo:paragraph-rsid="000f1d08"/>
    </style:style>
    <style:style style:name="T1" style:family="text">
      <style:text-properties officeooo:rsid="000f93c2"/>
    </style:style>
    <style:style style:name="T2" style:family="text">
      <style:text-properties officeooo:rsid="0011f9df"/>
    </style:style>
    <style:style style:name="T3" style:family="text">
      <style:text-properties officeooo:rsid="001583a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ichał Przysucha</text:p>
      <text:p text:style-name="P3">Kacper Radzikowsk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WMH – projekt</text:p>
      <text:p text:style-name="P4">PB2. Zastosowanie sieci neuronowej w zadaniu aproksymacyjnym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Wstępne ustalenia:</text:p>
      <text:p text:style-name="P5"><text:span text:style-name="T2">1. J</text:span>ęzyk programowania: Python</text:p>
      <text:p text:style-name="P5"><text:span text:style-name="T2">2. D</text:span>ane uczące <text:span text:style-name="T2">i testujące</text:span>: <text:span text:style-name="T1">wygenerowane z nietrywialnej funkcji</text:span><text:span text:style-name="T1"><draw:frame draw:style-name="fr1" draw:name="Object1" text:anchor-type="as-char" svg:y="-0.172in" svg:width="0.5319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>3. <text:span text:style-name="T3">Etapy:</text:span></text:p>
      <text:p text:style-name="P1">- <text:span text:style-name="T3">implementacja sieci w różnych strukturach (liczba warstw ukrytych oraz liczba neuronów w warstwie)</text:span></text:p>
      <text:p text:style-name="P2">- <text:span text:style-name="T3">uczenie sieci, w tym zbadanie procesu uczenia się sieci</text:span></text:p>
      <text:p text:style-name="P1">- <text:span text:style-name="T3">określenie optymalnej struktury siec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1:35:32.844263998</meta:creation-date>
    <dc:date>2017-10-28T12:27:17.701934645</dc:date>
    <meta:editing-duration>PT12M44S</meta:editing-duration>
    <meta:editing-cycles>4</meta:editing-cycles>
    <meta:generator>LibreOffice/5.4.0.3$Linux_X86_64 LibreOffice_project/40m0$Build-3</meta:generator>
    <meta:document-statistic meta:table-count="0" meta:image-count="0" meta:object-count="1" meta:page-count="1" meta:paragraph-count="11" meta:word-count="59" meta:character-count="424" meta:non-whitespace-character-count="375"/>
  </office:meta>
</office:document-meta>
</file>

<file path=Object 1/content.xml><?xml version="1.0" encoding="utf-8"?>
<math xmlns="http://www.w3.org/1998/Math/MathML" display="block">
  <semantics>
    <mrow>
      <msup>
        <mi mathvariant="normal">ℝ</mi>
        <mn>2</mn>
      </msup>
      <mo stretchy="false">→</mo>
      <mi mathvariant="normal">ℝ</mi>
    </mrow>
    <annotation encoding="StarMath 5.0">setR^2 toward setR</annotation>
  </semantics>
</math>
</file>